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14.716cm" fo:margin-left="0.792cm" table:align="left"/>
    </style:style>
    <style:style style:name="Tabelle1.A" style:family="table-column">
      <style:table-column-properties style:column-width="14.716cm"/>
    </style:style>
    <style:style style:name="Tabelle1.A1" style:family="table-cell">
      <style:table-cell-properties fo:padding="0.097cm" fo:border="0.05pt solid #000000"/>
    </style:style>
    <style:style style:name="Tabelle2" style:family="table">
      <style:table-properties style:width="14.716cm" fo:margin-left="0.792cm" table:align="left"/>
    </style:style>
    <style:style style:name="Tabelle2.A" style:family="table-column">
      <style:table-column-properties style:column-width="14.716cm"/>
    </style:style>
    <style:style style:name="Tabelle2.1" style:family="table-row">
      <style:table-row-properties style:min-row-height="1.928cm"/>
    </style:style>
    <style:style style:name="Tabelle2.A1" style:family="table-cell">
      <style:table-cell-properties fo:padding="0.097cm" fo:border="0.05pt solid #000000"/>
    </style:style>
    <style:style style:name="P1" style:family="paragraph" style:parent-style-name="Footer">
      <style:paragraph-properties>
        <style:tab-stops>
          <style:tab-stop style:position="8.5cm" style:type="center"/>
          <style:tab-stop style:position="10.388cm"/>
          <style:tab-stop style:position="17cm" style:type="right"/>
        </style:tab-stops>
      </style:paragraph-properties>
      <style:text-properties officeooo:rsid="0017dc97" officeooo:paragraph-rsid="0017dc97"/>
    </style:style>
    <style:style style:name="P2" style:family="paragraph" style:parent-style-name="Footer">
      <style:text-properties officeooo:rsid="0017dc97" officeooo:paragraph-rsid="0017dc97"/>
    </style:style>
    <style:style style:name="P3" style:family="paragraph" style:parent-style-name="Footer">
      <style:text-properties officeooo:rsid="0017dc97" officeooo:paragraph-rsid="001df0f7"/>
    </style:style>
    <style:style style:name="P4" style:family="paragraph" style:parent-style-name="Footer">
      <style:paragraph-properties fo:padding="0.074cm" fo:border-left="none" fo:border-right="none" fo:border-top="none" fo:border-bottom="0.99pt solid #000000" style:join-border="false"/>
      <style:text-properties officeooo:rsid="0017dc97" officeooo:paragraph-rsid="001df0f7"/>
    </style:style>
    <style:style style:name="P5" style:family="paragraph" style:parent-style-name="Text_20_body">
      <style:text-properties officeooo:rsid="00017ff8" officeooo:paragraph-rsid="00017ff8"/>
    </style:style>
    <style:style style:name="P6" style:family="paragraph" style:parent-style-name="Text_20_body">
      <style:text-properties officeooo:rsid="00017ff8" officeooo:paragraph-rsid="000632f7"/>
    </style:style>
    <style:style style:name="P7" style:family="paragraph" style:parent-style-name="Text_20_body">
      <style:text-properties officeooo:rsid="00017ff8" officeooo:paragraph-rsid="001df0f7"/>
    </style:style>
    <style:style style:name="P8" style:family="paragraph" style:parent-style-name="Text_20_body">
      <style:text-properties officeooo:rsid="0002a0c5" officeooo:paragraph-rsid="0002a0c5"/>
    </style:style>
    <style:style style:name="P9" style:family="paragraph" style:parent-style-name="Text_20_body">
      <style:text-properties officeooo:rsid="0002a0c5" officeooo:paragraph-rsid="00045e33"/>
    </style:style>
    <style:style style:name="P10" style:family="paragraph" style:parent-style-name="Text_20_body">
      <style:text-properties officeooo:rsid="0002a0c5" officeooo:paragraph-rsid="000632f7"/>
    </style:style>
    <style:style style:name="P11" style:family="paragraph" style:parent-style-name="Text_20_body">
      <style:text-properties officeooo:rsid="00060343" officeooo:paragraph-rsid="00060343"/>
    </style:style>
    <style:style style:name="P12" style:family="paragraph" style:parent-style-name="Text_20_body">
      <style:text-properties officeooo:rsid="000632f7" officeooo:paragraph-rsid="000632f7"/>
    </style:style>
    <style:style style:name="P13" style:family="paragraph" style:parent-style-name="Text_20_body">
      <style:text-properties officeooo:rsid="00081e53" officeooo:paragraph-rsid="00081e53"/>
    </style:style>
    <style:style style:name="P14" style:family="paragraph" style:parent-style-name="Text_20_body">
      <style:text-properties officeooo:rsid="000b40a6" officeooo:paragraph-rsid="000b40a6"/>
    </style:style>
    <style:style style:name="P15" style:family="paragraph" style:parent-style-name="Text_20_body">
      <style:text-properties officeooo:rsid="000b40a6" officeooo:paragraph-rsid="000cd6df"/>
    </style:style>
    <style:style style:name="P16" style:family="paragraph" style:parent-style-name="Text_20_body">
      <style:text-properties style:use-window-font-color="true" officeooo:rsid="000cd6df" officeooo:paragraph-rsid="000cd6df"/>
    </style:style>
    <style:style style:name="P17" style:family="paragraph" style:parent-style-name="Text_20_body">
      <style:text-properties officeooo:rsid="000a25e1" officeooo:paragraph-rsid="000a25e1"/>
    </style:style>
    <style:style style:name="P18" style:family="paragraph" style:parent-style-name="Text_20_body">
      <style:text-properties officeooo:rsid="000cd6df" officeooo:paragraph-rsid="000cd6df"/>
    </style:style>
    <style:style style:name="P19" style:family="paragraph" style:parent-style-name="Text_20_body">
      <style:paragraph-properties fo:text-align="center" style:justify-single-word="false"/>
      <style:text-properties fo:color="#cccccc" fo:font-size="80pt" officeooo:rsid="001c1791" officeooo:paragraph-rsid="001c1791" style:font-size-asian="80pt" style:font-size-complex="80pt"/>
    </style:style>
    <style:style style:name="P20" style:family="paragraph" style:parent-style-name="Text_20_body">
      <style:text-properties officeooo:rsid="001df0f7" officeooo:paragraph-rsid="001df0f7"/>
    </style:style>
    <style:style style:name="P21" style:family="paragraph" style:parent-style-name="Standard">
      <style:text-properties officeooo:rsid="0002a0c5" officeooo:paragraph-rsid="00060343"/>
    </style:style>
    <style:style style:name="P22" style:family="paragraph" style:parent-style-name="Standard">
      <style:text-properties officeooo:rsid="00060343" officeooo:paragraph-rsid="00060343"/>
    </style:style>
    <style:style style:name="P23" style:family="paragraph" style:parent-style-name="Table_20_Contents">
      <style:text-properties fo:color="#0000ff" style:font-name="Courier 10 Pitch" fo:font-size="10pt" fo:font-weight="bold" officeooo:rsid="00045e33" officeooo:paragraph-rsid="00045e33" style:font-size-asian="10pt" style:font-weight-asian="bold" style:font-size-complex="10pt" style:font-weight-complex="bold"/>
    </style:style>
    <style:style style:name="P24" style:family="paragraph" style:parent-style-name="Title">
      <style:text-properties fo:font-size="48pt" style:font-size-asian="48pt" style:font-size-complex="48pt"/>
    </style:style>
    <style:style style:name="P25" style:family="paragraph" style:parent-style-name="Preformatted_20_Text">
      <style:text-properties fo:color="#0000ff" style:font-name="Courier 10 Pitch" fo:font-weight="bold" style:font-weight-asian="bold" style:font-weight-complex="bold"/>
    </style:style>
    <style:style style:name="P26" style:family="paragraph" style:parent-style-name="Preformatted_20_Text">
      <style:text-properties fo:color="#0000ff" style:font-name="Courier 10 Pitch" fo:font-weight="bold" officeooo:rsid="00045e33" officeooo:paragraph-rsid="00060343" style:font-weight-asian="bold" style:font-weight-complex="bold"/>
    </style:style>
    <style:style style:name="P27" style:family="paragraph" style:parent-style-name="Preformatted_20_Text">
      <style:paragraph-properties fo:margin-top="0cm" fo:margin-bottom="0cm" style:contextual-spacing="false"/>
      <style:text-properties fo:color="#0000ff" style:font-name="Courier 10 Pitch" fo:font-weight="bold" style:font-weight-asian="bold" style:font-weight-complex="bold"/>
    </style:style>
    <style:style style:name="P28" style:family="paragraph" style:parent-style-name="Heading">
      <style:paragraph-properties fo:break-before="page"/>
    </style:style>
    <style:style style:name="P29" style:family="paragraph" style:parent-style-name="Heading">
      <style:paragraph-properties fo:break-before="page"/>
      <style:text-properties officeooo:rsid="0020d857" officeooo:paragraph-rsid="0020d857"/>
    </style:style>
    <style:style style:name="P30" style:family="paragraph" style:parent-style-name="Text_20_body">
      <style:text-properties officeooo:rsid="00060343" officeooo:paragraph-rsid="001df0f7"/>
    </style:style>
    <style:style style:name="P31" style:family="paragraph" style:parent-style-name="Text_20_body" style:list-style-name="L1">
      <style:text-properties officeooo:rsid="0002a0c5" officeooo:paragraph-rsid="0002a0c5"/>
    </style:style>
    <style:style style:name="P32" style:family="paragraph" style:parent-style-name="Text_20_body" style:list-style-name="L1">
      <style:text-properties officeooo:rsid="00045e33" officeooo:paragraph-rsid="00045e33"/>
    </style:style>
    <style:style style:name="P33" style:family="paragraph" style:parent-style-name="Text_20_body" style:list-style-name="L1">
      <style:text-properties officeooo:rsid="000632f7" officeooo:paragraph-rsid="000632f7"/>
    </style:style>
    <style:style style:name="P34" style:family="paragraph" style:parent-style-name="Text_20_body" style:list-style-name="L2">
      <style:text-properties officeooo:rsid="00017ff8" officeooo:paragraph-rsid="000632f7"/>
    </style:style>
    <style:style style:name="P35" style:family="paragraph" style:parent-style-name="Text_20_body" style:list-style-name="L3">
      <style:text-properties officeooo:rsid="00081e53" officeooo:paragraph-rsid="00081e53"/>
    </style:style>
    <style:style style:name="P36" style:family="paragraph" style:parent-style-name="Text_20_body">
      <style:text-properties style:use-window-font-color="true" officeooo:rsid="000cd6df" officeooo:paragraph-rsid="000cd6df"/>
    </style:style>
    <style:style style:name="P37" style:family="paragraph" style:parent-style-name="Text_20_body">
      <style:text-properties fo:font-size="48pt" officeooo:paragraph-rsid="001c1791" style:font-size-asian="48pt" style:font-size-complex="48pt"/>
    </style:style>
    <style:style style:name="P38" style:family="paragraph" style:parent-style-name="Text_20_body">
      <style:paragraph-properties fo:text-align="center" style:justify-single-word="false"/>
      <style:text-properties fo:font-size="48pt" style:text-underline-style="solid" style:text-underline-width="auto" style:text-underline-color="font-color" officeooo:rsid="00209699" officeooo:paragraph-rsid="00209699" style:font-size-asian="48pt" style:font-size-complex="48pt"/>
    </style:style>
    <style:style style:name="P39" style:family="paragraph" style:parent-style-name="Text_20_body">
      <style:text-properties officeooo:rsid="00209699" officeooo:paragraph-rsid="000cd6df"/>
    </style:style>
    <style:style style:name="P40" style:family="paragraph" style:parent-style-name="Text_20_body">
      <style:text-properties officeooo:paragraph-rsid="0020d857"/>
    </style:style>
    <style:style style:name="P41" style:family="paragraph" style:parent-style-name="Text_20_body">
      <style:paragraph-properties fo:text-align="center" style:justify-single-word="false"/>
      <style:text-properties style:text-underline-style="solid" style:text-underline-width="auto" style:text-underline-color="font-color" officeooo:paragraph-rsid="0020d857"/>
    </style:style>
    <style:style style:name="P42" style:family="paragraph" style:parent-style-name="Text_20_body">
      <style:text-properties officeooo:rsid="0020d857" officeooo:paragraph-rsid="0020d857"/>
    </style:style>
    <style:style style:name="P43" style:family="paragraph" style:parent-style-name="Text_20_body">
      <style:text-properties officeooo:rsid="0021800c" officeooo:paragraph-rsid="0021800c"/>
    </style:style>
    <style:style style:name="P44" style:family="paragraph" style:parent-style-name="Title">
      <style:text-properties fo:font-size="48pt" officeooo:paragraph-rsid="001c1791" style:font-size-asian="48pt" style:font-size-complex="48pt"/>
    </style:style>
    <style:style style:name="P45" style:family="paragraph" style:parent-style-name="Heading_20_1" style:list-style-name=""/>
    <style:style style:name="P46" style:family="paragraph" style:parent-style-name="Heading_20_1">
      <style:text-properties officeooo:rsid="000a25e1" officeooo:paragraph-rsid="000a25e1"/>
    </style:style>
    <style:style style:name="P47" style:family="paragraph" style:parent-style-name="Heading_20_1">
      <style:text-properties officeooo:paragraph-rsid="0021800c"/>
    </style:style>
    <style:style style:name="P48" style:family="paragraph" style:parent-style-name="Preformatted_20_Text" style:list-style-name="">
      <style:paragraph-properties fo:break-before="page"/>
    </style:style>
    <style:style style:name="P49" style:family="paragraph" style:parent-style-name="Heading_20_2">
      <style:text-properties officeooo:rsid="000b40a6" officeooo:paragraph-rsid="000b40a6"/>
    </style:style>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0000ff"/>
    </style:style>
    <style:style style:name="T2" style:family="text">
      <style:text-properties fo:color="#0000ff" fo:font-size="24pt" fo:text-shadow="1pt 1pt" style:text-underline-style="solid" style:text-underline-width="auto" style:text-underline-color="font-color" style:font-size-asian="24pt" style:font-size-complex="24pt"/>
    </style:style>
    <style:style style:name="T3" style:family="text">
      <style:text-properties fo:color="#0000ff" fo:font-size="24pt" fo:text-shadow="1pt 1pt" style:text-underline-style="solid" style:text-underline-width="auto" style:text-underline-color="font-color" officeooo:rsid="001c1791" style:font-size-asian="24pt" style:font-size-complex="24pt"/>
    </style:style>
    <style:style style:name="T4" style:family="text">
      <style:text-properties fo:color="#0000ff" officeooo:rsid="000cd6df"/>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officeooo:rsid="00060343" style:font-style-asian="italic" style:font-style-complex="italic"/>
    </style:style>
    <style:style style:name="T7" style:family="text">
      <style:text-properties fo:font-style="italic" officeooo:rsid="001df0f7" style:font-style-asian="italic" style:font-style-complex="italic"/>
    </style:style>
    <style:style style:name="T8" style:family="text">
      <style:text-properties officeooo:rsid="00024c5e"/>
    </style:style>
    <style:style style:name="T9" style:family="text">
      <style:text-properties officeooo:rsid="0002a0c5"/>
    </style:style>
    <style:style style:name="T10" style:family="text">
      <style:text-properties officeooo:rsid="00045e33"/>
    </style:style>
    <style:style style:name="T11" style:family="text">
      <style:text-properties officeooo:rsid="00060343"/>
    </style:style>
    <style:style style:name="T12" style:family="text">
      <style:text-properties officeooo:rsid="00081e53"/>
    </style:style>
    <style:style style:name="T13" style:family="text">
      <style:text-properties officeooo:rsid="0008a818"/>
    </style:style>
    <style:style style:name="T14" style:family="text">
      <style:text-properties officeooo:rsid="000cd6df"/>
    </style:style>
    <style:style style:name="T15" style:family="text">
      <style:text-properties officeooo:rsid="001c1791"/>
    </style:style>
    <style:style style:name="T16" style:family="text">
      <style:text-properties fo:font-style="normal" officeooo:rsid="00060343" style:font-style-asian="normal" style:font-style-complex="normal"/>
    </style:style>
    <style:style style:name="T17" style:family="text">
      <style:text-properties style:use-window-font-color="true" style:font-name="Liberation Serif" fo:font-size="12pt" fo:font-weight="normal" officeooo:rsid="00119215" style:font-size-asian="12pt" style:font-weight-asian="normal" style:font-size-complex="12pt" style:font-weight-complex="normal"/>
    </style:style>
    <style:style style:name="T18" style:family="text">
      <style:text-properties officeooo:rsid="0020d857"/>
    </style:style>
    <style:style style:name="T19" style:family="text">
      <style:text-properties style:text-underline-style="none"/>
    </style:style>
    <style:style style:name="T20" style:family="text">
      <style:text-properties style:text-underline-style="none" officeooo:rsid="0020d857"/>
    </style:style>
    <style:style style:name="T21" style:family="text">
      <style:text-properties style:text-underline-style="solid" style:text-underline-width="auto" style:text-underline-color="font-color"/>
    </style:style>
    <style:style style:name="T22" style:family="text">
      <style:text-properties officeooo:rsid="0021800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P24"/>
      <text:p text:style-name="P24">Visual TCL</text:p>
      <text:p text:style-name="P44"><text:span text:style-name="T15">- vT</text:span>cl -</text:p>
      <text:p text:style-name="P37"/>
      <text:p text:style-name="P38">User Guide</text:p>
      <text:p text:style-name="Text_20_body"/>
      <text:p text:style-name="Text_20_body"/>
      <text:p text:style-name="Text_20_body"/>
      <text:p text:style-name="Text_20_body"/>
      <text:p text:style-name="Text_20_body"/>
      <text:p text:style-name="P19">- DRAFT -</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0">Table of contents</text:p>
          </text:index-title>
          <text:p text:style-name="P51"><text:a xlink:type="simple" xlink:href="#__RefHeading__365_899313758" text:style-name="Index_20_Link" text:visited-style-name="Index_20_Link">1 Founders of Vtcl<text:tab/>4</text:a></text:p>
          <text:p text:style-name="P51"><text:a xlink:type="simple" xlink:href="#__RefHeading__367_899313758" text:style-name="Index_20_Link" text:visited-style-name="Index_20_Link">2 Features of Vtcl<text:tab/>4</text:a></text:p>
          <text:p text:style-name="P51"><text:a xlink:type="simple" xlink:href="#__RefHeading__711_1806032910" text:style-name="Index_20_Link" text:visited-style-name="Index_20_Link">3 Vtcl … the big picture<text:tab/>5</text:a></text:p>
          <text:p text:style-name="P51"><text:a xlink:type="simple" xlink:href="#__RefHeading__369_899313758" text:style-name="Index_20_Link" text:visited-style-name="Index_20_Link">4 Working with vTcl<text:tab/>6</text:a></text:p>
          <text:p text:style-name="P52"><text:a xlink:type="simple" xlink:href="#__RefHeading__371_899313758" text:style-name="Index_20_Link" text:visited-style-name="Index_20_Link">4.1 The Alias Mapping<text:tab/>6</text:a></text:p>
          <text:p text:style-name="P52"><text:a xlink:type="simple" xlink:href="#__RefHeading__373_899313758" text:style-name="Index_20_Link" text:visited-style-name="Index_20_Link">4.2 The Property Manager<text:tab/>6</text:a></text:p>
        </text:index-body>
      </text:table-of-content>
      <text:p text:style-name="Text_20_body"/>
      <text:p text:style-name="P29">Document scope</text:p>
      <text:p text:style-name="P42">The document relates to people who want to <text:span text:style-name="T21">use</text:span> vTcl. </text:p>
      <text:p text:style-name="P42">Technical information can be found in the vTcl-Tech-Guide, that explain the technical innards of vTcl for maintainers and developers of the vTcl GUI builder.</text:p>
      <text:p text:style-name="P42"/>
      <text:p text:style-name="P42">This document explains the aspects of using vTtcl components while in an vTcl session.</text:p>
      <text:p text:style-name="P42">Nevertheless, a user must know how to deal with TCL/TK code in order to program his functions and to program 'bindings' for the vTcl event handlers.</text:p>
      <text:p text:style-name="P42">Teaching TCL/TK is not in the scope of this document.</text:p>
      <text:p text:style-name="P42">In order to get information on TCL/TK the relevant information of TCL/TK can/must be referenced on the Internet:</text:p>
      <text:p text:style-name="P43"><text:tab/><text:a xlink:type="simple" xlink:href="https://www.tcl.tk/">https://www.tcl.tk/</text:a></text:p>
      <text:p text:style-name="P43"/>
      <text:p text:style-name="P42"/>
      <text:p text:style-name="Heading"/>
      <text:p text:style-name="P28">What is Vtcl??</text:p>
      <text:p text:style-name="P7">It is somewhat difficult to explain what Vtcl is without saying some words about its foundation – <text:span text:style-name="T11">TCL and the 'windowing extention' to it: TK. </text:span></text:p>
      <text:p text:style-name="P7"><text:span text:style-name="T11">That spells together TCL/TK </text:span><text:span text:style-name="T16">… spoken: '</text:span><text:span text:style-name="T6">tickle-tee-kay</text:span><text:span text:style-name="T7">'</text:span></text:p>
      <text:p text:style-name="P30"/>
      <text:p text:style-name="P5">The base of Vtcl is TCL (Tool Command Language) <text:span text:style-name="T11">and the TK graphical elements library</text:span>.</text:p>
      <text:p text:style-name="P5">TCL is a<text:span text:style-name="T9">n</text:span> extremely powerful scripting language invented in the 90th by Dr. John Ousterhout. John Ousterhout followed an unusual but effective way to write <text:span text:style-name="T9">this</text:span> versatile and powerful scripting language. </text:p>
      <text:p text:style-name="P5">What did <text:span text:style-name="T9">John </text:span>Ousterhout do so unusal?? Well, he first wrote a book on TCL <text:span text:style-name="T8">and then started implementing the language. The result was a product 'as written in the books' …</text:span></text:p>
      <text:p text:style-name="P8">The outstanding features of TCL are:</text:p>
      <text:list xml:id="list5717321489768862849" text:style-name="L1">
        <text:list-item>
          <text:p text:style-name="P31"><text:span text:style-name="T11">A</text:span> mighty data type 'list' with powerful <text:span text:style-name="T12">list </text:span>management function<text:span text:style-name="T11">s</text:span></text:p>
        </text:list-item>
        <text:list-item>
          <text:p text:style-name="P32">'Associative arrays' with a powerful set of basic functions</text:p>
        </text:list-item>
        <text:list-item>
          <text:p text:style-name="P33">Namespaces (<text:span text:style-name="T12">somewhere </text:span>since TCL8.x)</text:p>
        </text:list-item>
        <text:list-item>
          <text:p text:style-name="P31">'variable tracing' as a standard language in<text:span text:style-name="T11">a</text:span>rt</text:p>
        </text:list-item>
      </text:list>
      <text:p text:style-name="P8"/>
      <text:p text:style-name="P9">With TCL one can do some really unusual thing<text:span text:style-name="T10">s</text:span>. </text:p>
      <text:p text:style-name="P9">Practically anything can be a variable name – even strings with spaces in it:</text:p>
      <text:p text:style-name="P8"><text:tab/><text:span text:style-name="T10">set {</text:span>Grandmother has birthday<text:span text:style-name="T10">}</text:span> {15. June, buy flowers}</text:p>
      <text:p text:style-name="P8">is a legal TCL statement that creates a variable '<text:span text:style-name="T5">Grandmother has birthday</text:span>' <text:span text:style-name="T10">that can be used like any other variable. Suppose what you might do with it ... </text:span></text:p>
      <text:p text:style-name="P8"/>
      <table:table table:name="Tabelle1" table:style-name="Tabelle1">
        <table:table-column table:style-name="Tabelle1.A"/>
        <table:table-row>
          <table:table-cell table:style-name="Tabelle1.A1" office:value-type="string">
            <text:p text:style-name="P23">% set {Grandmother has birthday} {15. June, buy flowers} </text:p>
            <text:p text:style-name="P23">15. June, buy flowers </text:p>
            <text:p text:style-name="P23">% puts "Reminder: ${Grandmother has birthday}" </text:p>
            <text:p text:style-name="P23">Reminder: 15. June, buy flowers </text:p>
          </table:table-cell>
        </table:table-row>
      </table:table>
      <text:p text:style-name="P8"/>
      <text:p text:style-name="P8">Languages like C/<text:span text:style-name="T10">C++</text:span>, BASIC, FORTRAN and Java support arrays in which the index value is an integer. T<text:span text:style-name="T12">CL</text:span>, like most scripting languages (Perl, Python, PHP, etc...) supports associative arrays (also known as "hash tables") in which the index value is a string. </text:p>
      <text:p text:style-name="P11"/>
      <text:p text:style-name="P11"/>
      <text:p text:style-name="P11"/>
      <text:p text:style-name="P11"><text:soft-page-break/>Example from the TCL docs:</text:p>
      <table:table table:name="Tabelle2" table:style-name="Tabelle2">
        <table:table-column table:style-name="Tabelle2.A"/>
        <table:table-row table:style-name="Tabelle2.1">
          <table:table-cell table:style-name="Tabelle2.A1" office:value-type="string">
            <text:p text:style-name="P26">set name(first) "Mary"</text:p>
            <text:p text:style-name="P25">set name(last) <text:s/>"Poppins"</text:p>
            <text:p text:style-name="P25"/>
            <text:p text:style-name="P27">puts "Full name: $name(first) $name(last)“</text:p>
          </table:table-cell>
        </table:table-row>
      </table:table>
      <text:p text:style-name="P21"/>
      <text:p text:style-name="P22">So your index in 'associative arrays' <text:s/>can be anything - of course even silly numbers … <text:span text:style-name="T12">which are still not integers to TCL but an 'identifying ordered code streams'.</text:span></text:p>
      <text:p text:style-name="P22"/>
      <text:p text:style-name="P11">TCL is an 'event driven system' – and not just a 'programing language'. So on top of this John Ousterhout put 'variable tracing'; i.e. if a variable changes that creates an event within a running TCL 'system' and this event can be traced by other TCL constructs that have enroled to this event.</text:p>
      <text:p text:style-name="P12">So with the instantiation of a TK widget 'messagebox' <text:s text:c="2"/>an attribute 'textvar' is that names a variable to trace. This way the messagebox becomes a 'tracer' for the variable-change-event of this variable. And guess what happens, if you write this variable? Yes, there is nothing else to do to have the text showing up in this very messagebox widget. Other text widgets have this 'textvar' attribute as well.</text:p>
      <text:p text:style-name="P10"/>
      <text:p text:style-name="P8">All these TCL language features made the language prone for the ideas of Steward Allen ...</text:p>
      <text:p text:style-name="P6">Visual-TCL – Vtcl for short- was created by Stewart Allen ~1998. The intentions was to create a GUI builder that follows the idea of „<text:span text:style-name="T5">Pure TCL</text:span>“; i.e.:</text:p>
      <text:list xml:id="list4570720914329063938" text:style-name="L2">
        <text:list-item>
          <text:p text:style-name="P34">written in TCL</text:p>
        </text:list-item>
        <text:list-item>
          <text:p text:style-name="P34">programming in TCL</text:p>
        </text:list-item>
        <text:list-item>
          <text:p text:style-name="P34">with a resulting program/product in TCL.</text:p>
        </text:list-item>
      </text:list>
      <text:p text:style-name="P6"/>
      <text:p text:style-name="P13">So it is time to explain what Vtcl is NOT.</text:p>
      <text:list xml:id="list3709814823480432804" text:style-name="L3">
        <text:list-item>
          <text:p text:style-name="P35">Vtcl is NOT just a GUI builder</text:p>
        </text:list-item>
        <text:list-item>
          <text:p text:style-name="P35">Vtcl is NOT just a programing IDE.</text:p>
        </text:list-item>
      </text:list>
      <text:p text:style-name="P6"/>
      <text:h text:style-name="Heading_20_1" text:outline-level="1"><text:bookmark-start text:name="__RefHeading__365_899313758"/>Founders of Vtcl<text:bookmark-end text:name="__RefHeading__365_899313758"/></text:h>
      <text:p text:style-name="P20">(Stewart Allen … )</text:p>
      <text:p text:style-name="Text_20_body"/>
      <text:h text:style-name="Heading_20_1" text:outline-level="1"><text:bookmark-start text:name="__RefHeading__367_899313758"/>Features of Vtcl<text:bookmark-end text:name="__RefHeading__367_899313758"/></text:h>
      <text:p text:style-name="P12">Vtcl is a completely 'selfcontent' system – which does not mean that it cannot be extended from the outside. Like other scripting languages (Perl, Python, …) it can be extended by including code <text:soft-page-break/>libraries (import) <text:span text:style-name="T13">with a clause 'Package require XXXXX'</text:span></text:p>
      <text:p text:style-name="P12"/>
      <text:h text:style-name="Heading_20_1" text:outline-level="1"><text:bookmark-start text:name="__RefHeading__711_1806032910"/>Vtcl … the big picture<text:bookmark-end text:name="__RefHeading__711_1806032910"/></text:h>
      <text:p text:style-name="P5"/>
      <text:h text:style-name="P45" text:outline-level="1"/>
      <text:h text:style-name="P48" text:outline-level="1"/>
      <text:h text:style-name="P46" text:outline-level="1"><text:bookmark-start text:name="__RefHeading__369_899313758"/>Working with vTcl<text:bookmark-end text:name="__RefHeading__369_899313758"/></text:h>
      <text:p text:style-name="P17"/>
      <text:h text:style-name="P49" text:outline-level="2"><text:bookmark-start text:name="__RefHeading__371_899313758"/>The Alias Mapping<text:bookmark-end text:name="__RefHeading__371_899313758"/></text:h>
      <text:p text:style-name="P14">In vTcl you dont have to track the widget path names like:</text:p>
      <text:p text:style-name="P14"><text:tab/> <text:span text:style-name="T1">.top1.frame4.frame3.label8<text:tab/></text:span></text:p>
      <text:p text:style-name="P15">If vTcl instantiates a widget of a particular class it 'aliases' the widget path and creates an alias in it's „Alias“ namespace. So, if you create a label which is the15th instantiation of a label in your application vTcl takes the widget class 'Label' and generates a new sequence number for the instantiation and generates an alias 'Label15' in it's global 'Alias' array. <text:span text:style-name="T14">Along with the Alias it stores the widget path. Thus you do not have to remember the widget path but can use its alias that is shown in the header of the property manager for the widget path.</text:span></text:p>
      <text:p text:style-name="P15"/>
      <text:p text:style-name="P18">For the example from above you dont have to reference the label widget by</text:p>
      <text:p text:style-name="P15"><text:span text:style-name="T14"><text:tab/> </text:span><text:span text:style-name="T1">.top1.frame4.frame3.label8 -</text:span><text:span text:style-name="T4">text „Customer ID“</text:span></text:p>
      <text:p text:style-name="P16">You can write:</text:p>
      <text:p text:style-name="P16"><text:tab/><text:span text:style-name="T1">Label15 -text „““</text:span></text:p>
      <text:p text:style-name="P16">instead.</text:p>
      <text:p text:style-name="P16">Aliases can even be overwritten, since the are just names in an associative array.</text:p>
      <text:p text:style-name="P16">If you findCustomerIDlabel that 'Label15' isn't descriptive enough for you, then you can overwrite it with 'CustomerIDlabel“ and use it as follows:</text:p>
      <text:p text:style-name="P16"><text:tab/> <text:span text:style-name="T1">CustomerIDlabel -text „Customer ID“</text:span></text:p>
      <text:p text:style-name="P16">in order to set the label text.</text:p>
      <text:p text:style-name="P16"/>
      <text:p text:style-name="P39"><text:bookmark-start text:name="__RefHeading__827_1806032910"/><text:bookmark-end text:name="__RefHeading__827_1806032910"/></text:p>
      <text:h text:style-name="Heading_20_2" text:outline-level="2"><text:bookmark-start text:name="__RefHeading__373_899313758"/>The Property Manager<text:bookmark-end text:name="__RefHeading__373_899313758"/></text:h>
      <text:p text:style-name="P40"><text:span text:style-name="T17">The checkboxes next to each item in the Attributes section refer to which options will be saved when a project is written out. <text:s/>When a widget is created, the options it has are mostly all defaults. <text:s/>If you change or edit the values of these options from the defaults, the checkbox will automatically check itself to signify that that particular option should be saved with the project.</text:span></text:p>
      <text:p text:style-name="P40"><text:span text:style-name="T17"/></text:p>
      <text:p text:style-name="P41"><text:span text:style-name="T18">Note</text:span><text:span text:style-name="T20">: </text:span><text:span text:style-name="T19">You can explicity tell vTcl not to save an option by turning off its checkbox. </text:span></text:p>
      <text:h text:style-name="P47" text:outline-level="1"><text:soft-page-break/>Vtcl <text:span text:style-name="T22">c</text:span>omponent man<text:span text:style-name="T22">a</text:span>gers</text:h>
      <text:h text:style-name="Heading_20_2" text:outline-level="2">Packer</text:h>
      <text:h text:style-name="Heading_20_2" text:outline-level="2">Placer</text:h>
      <text:h text:style-name="Heading_20_2" text:outline-level="2">Grid manager</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Devanagari2"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10.388cm"/>
          <style:tab-stop style:position="17cm" style:type="right"/>
        </style:tab-stops>
      </style:paragraph-properties>
      <style:text-properties officeooo:rsid="0017dc97" officeooo:paragraph-rsid="0017dc97"/>
    </style:style>
    <style:style style:name="MP2" style:family="paragraph" style:parent-style-name="Footer">
      <style:text-properties officeooo:rsid="0017dc97" officeooo:paragraph-rsid="0017dc97"/>
    </style:style>
    <style:style style:name="MP3" style:family="paragraph" style:parent-style-name="Footer">
      <style:paragraph-properties fo:padding="0.074cm" fo:border-left="none" fo:border-right="none" fo:border-top="none" fo:border-bottom="0.99pt solid #000000" style:join-border="false"/>
      <style:text-properties officeooo:rsid="0017dc97" officeooo:paragraph-rsid="001df0f7"/>
    </style:style>
    <style:style style:name="MP4" style:family="paragraph" style:parent-style-name="Footer">
      <style:text-properties officeooo:rsid="0017dc97" officeooo:paragraph-rsid="001df0f7"/>
    </style:style>
    <style:style style:name="MT1" style:family="text">
      <style:text-properties fo:color="#0000ff" fo:font-size="24pt" fo:text-shadow="1pt 1pt" style:text-underline-style="solid" style:text-underline-width="auto" style:text-underline-color="font-color" style:font-size-asian="24pt" style:font-size-complex="24pt"/>
    </style:style>
    <style:style style:name="MT2" style:family="text">
      <style:text-properties fo:color="#0000ff" fo:font-size="24pt" fo:text-shadow="1pt 1pt" style:text-underline-style="solid" style:text-underline-width="auto" style:text-underline-color="font-color" officeooo:rsid="001c1791" style:font-size-asian="24pt" style:font-size-complex="2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tab/>___________</text:span><text:span text:style-name="MT2">vT</text:span><text:span text:style-name="MT1">cl User -Guide____________</text:span><text:tab/></text:p>
        <text:p text:style-name="MP2"/>
      </style:header>
      <style:footer>
        <text:p text:style-name="MP3"/>
        <text:p text:style-name="MP4">Rev. 0.1<text:tab/><text:tab/>Page <text:page-number text:select-page="current">6</text:page-number> <text:s/>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inz-Peter Heidinger</meta:initial-creator>
    <meta:creation-date>2016-02-06T12:35:51.071686861</meta:creation-date>
    <dc:date>2016-02-20T15:39:38.967250772</dc:date>
    <dc:creator>Heinz-Peter Heidinger</dc:creator>
    <meta:editing-duration>PT1H15M51S</meta:editing-duration>
    <meta:editing-cycles>13</meta:editing-cycles>
    <meta:generator>LibreOffice/4.1.2.3$Linux_X86_64 LibreOffice_project/40b2d7fde7e8d2d7bc5a449dc65df4d08a7dd38</meta:generator>
    <meta:document-statistic meta:table-count="2" meta:image-count="0" meta:object-count="0" meta:page-count="8" meta:paragraph-count="82" meta:word-count="1033" meta:character-count="6018" meta:non-whitespace-character-count="5030"/>
  </office:meta>
</office:document-meta>
</file>